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color="#000000" loext:opacity="100%" style:text-underline-style="none" fo:font-weight="normal" officeooo:paragraph-rsid="000ba013" fo:background-color="transparent" style:font-weight-asian="normal" style:font-weight-complex="normal"/>
    </style:style>
    <style:style style:name="P2" style:family="paragraph" style:parent-style-name="Standard">
      <style:paragraph-properties fo:text-align="start" style:justify-single-word="false" style:writing-mode="lr-tb"/>
      <style:text-properties fo:color="#000000" loext:opacity="100%" style:text-underline-style="solid" style:text-underline-width="auto" style:text-underline-color="font-color" fo:font-weight="bold" officeooo:paragraph-rsid="000ba013" fo:background-color="transparent" style:font-weight-asian="bold" style:font-weight-complex="bold"/>
    </style:style>
    <style:style style:name="P3" style:family="paragraph" style:parent-style-name="Standard">
      <style:paragraph-properties fo:text-align="start" style:justify-single-word="false" style:writing-mode="lr-tb"/>
      <style:text-properties officeooo:paragraph-rsid="000ba013"/>
    </style:style>
    <style:style style:name="P4" style:family="paragraph" style:parent-style-name="Standard">
      <style:paragraph-properties fo:text-align="start" style:justify-single-word="false" style:writing-mode="lr-tb"/>
      <style:text-properties fo:color="#c9211e" loext:opacity="100%" style:text-underline-style="solid" style:text-underline-width="auto" style:text-underline-color="font-color" fo:font-weight="bold" officeooo:paragraph-rsid="000ba013" fo:background-color="#ffff00" style:font-weight-asian="bold" style:font-weight-complex="bold"/>
    </style:style>
    <style:style style:name="P5" style:family="paragraph" style:parent-style-name="Standard">
      <style:paragraph-properties fo:text-align="start" style:justify-single-word="false" style:writing-mode="lr-tb"/>
      <style:text-properties fo:font-weight="normal" officeooo:paragraph-rsid="000ba013" style:font-weight-asian="normal" style:font-weight-complex="normal"/>
    </style:style>
    <style:style style:name="P6" style:family="paragraph" style:parent-style-name="Text_20_body">
      <style:paragraph-properties fo:line-height="115%" fo:text-align="start" style:justify-single-word="false" style:writing-mode="lr-tb"/>
      <style:text-properties officeooo:paragraph-rsid="000ba013"/>
    </style:style>
    <style:style style:name="T1" style:family="text">
      <style:text-properties fo:color="#000000" loext:opacity="100%" style:font-name="Arial Black" fo:font-size="10pt" style:text-underline-style="solid" style:text-underline-width="auto" style:text-underline-color="font-color" fo:font-weight="bold" style:font-size-asian="10pt" style:font-weight-asian="bold" style:font-size-complex="10pt" style:font-weight-complex="bold"/>
    </style:style>
    <style:style style:name="T2" style:family="text">
      <style:text-properties fo:color="#000000" loext:opacity="100%" style:font-name="Arial Black" fo:font-size="10pt" style:text-underline-style="none" fo:font-weight="normal" fo:background-color="transparent" loext:char-shading-value="0" style:font-size-asian="10pt" style:font-weight-asian="normal" style:font-size-complex="10pt" style:font-weight-complex="normal"/>
    </style:style>
    <style:style style:name="T3" style:family="text">
      <style:text-properties fo:color="#000000" loext:opacity="100%" style:font-name="Arial Black" fo:font-size="10pt" style:text-underline-style="none" fo:background-color="transparent" loext:char-shading-value="0" style:font-size-asian="10pt" style:font-size-complex="10pt"/>
    </style:style>
    <style:style style:name="T4" style:family="text">
      <style:text-properties fo:color="#000000" loext:opacity="100%" style:text-underline-style="none" fo:font-weight="normal" fo:background-color="transparent" loext:char-shading-value="0" style:font-weight-asian="normal" style:font-weight-complex="normal"/>
    </style:style>
    <style:style style:name="T5" style:family="text">
      <style:text-properties fo:color="#000000" loext:opacity="100%" style:text-underline-style="solid" style:text-underline-width="auto" style:text-underline-color="font-color" fo:font-weight="bold" fo:background-color="transparent" loext:char-shading-value="0" style:font-weight-asian="bold" style:font-weight-complex="bold"/>
    </style:style>
    <style:style style:name="T6" style:family="text">
      <style:text-properties fo:color="#c9211e" loext:opacity="100%" style:text-underline-style="solid" style:text-underline-width="auto" style:text-underline-color="font-color" fo:font-weight="bold" fo:background-color="#ffff00" loext:char-shading-value="0" style:font-weight-asian="bold" style:font-weight-complex="bold"/>
    </style:style>
    <style:style style:name="T7" style:family="text">
      <style:text-properties style:font-name="Arial Black" fo:font-size="10pt" style:text-underline-style="solid" style:text-underline-width="auto" style:text-underline-color="font-color"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Assignment 1: SDLC Overview - Create a one-page infographic that outlines the SDLC phases (Requirements, Design, Implementation, Testing, Deployment), highlighting the importance of each phase and how they interconnect.<text:line-break/></text:span></text:p>
      <text:p text:style-name="P6"><text:span text:style-name="T1"/></text:p>
      <text:p text:style-name="P3"><text:span text:style-name="T6">Assignment 1:</text:span></text:p>
      <text:p text:style-name="P4"/>
      <text:p text:style-name="P1"/>
      <text:p text:style-name="P1"/>
      <text:p text:style-name="P3"><text:span text:style-name="T4">Infographic: Software Development Life Cycle (SDLC)</text:span></text:p>
      <text:p text:style-name="P1"/>
      <text:p text:style-name="P3"><text:span text:style-name="T4">Title: Understanding the SDLC Phases</text:span></text:p>
      <text:p text:style-name="P1"/>
      <text:p text:style-name="P1"/>
      <text:p text:style-name="P1"/>
      <text:p text:style-name="P3"><text:span text:style-name="T4">1. Requirements </text:span></text:p>
      <text:p text:style-name="P3"><text:span text:style-name="T4"><text:s text:c="5"/>- Identify Needs: Gather and analyze business requirements.</text:span></text:p>
      <text:p text:style-name="P3"><text:span text:style-name="T4"><text:s text:c="5"/>- Output: Requirements Specification Document.</text:span></text:p>
      <text:p text:style-name="P3"><text:span text:style-name="T4"><text:s text:c="5"/>- Importance: Ensures all stakeholders are aligned and clear about the objectives.</text:span></text:p>
      <text:p text:style-name="P1"/>
      <text:p text:style-name="P1"/>
      <text:p text:style-name="P3"><text:span text:style-name="T4">2. Design </text:span></text:p>
      <text:p text:style-name="P3"><text:span text:style-name="T4"><text:s text:c="5"/>- Architectural Planning: Outline the system and software architecture.</text:span></text:p>
      <text:p text:style-name="P3"><text:span text:style-name="T4"><text:s text:c="5"/>- Output: Design Documents, including system and data flow diagrams.</text:span></text:p>
      <text:p text:style-name="P3"><text:span text:style-name="T4"><text:s text:c="5"/>- Importance: Creates a blueprint for developers, reducing the risk of misalignment.</text:span></text:p>
      <text:p text:style-name="P1"/>
      <text:p text:style-name="P3"><text:span text:style-name="T4"><text:s text:c="3"/></text:span></text:p>
      <text:p text:style-name="P3"><text:span text:style-name="T4">3. Implementation (Coding)</text:span></text:p>
      <text:p text:style-name="P3"><text:span text:style-name="T4"><text:s text:c="5"/>- Development: Actual coding of the software based on design documents.</text:span></text:p>
      <text:p text:style-name="P3"><text:span text:style-name="T4"><text:s text:c="5"/>- Output: Source Code, Executables.</text:span></text:p>
      <text:p text:style-name="P3"><text:span text:style-name="T4"><text:s text:c="5"/>- <text:s/>Importance: Transforms designs into a functional software product.</text:span></text:p>
      <text:p text:style-name="P1"/>
      <text:p text:style-name="P1"/>
      <text:p text:style-name="P3"><text:span text:style-name="T4">4. Testing </text:span></text:p>
      <text:p text:style-name="P3"><text:span text:style-name="T4"><text:s text:c="5"/>- Verification &amp; Validation: Test the software to ensure it meets requirements and is bug-free.</text:span></text:p>
      <text:p text:style-name="P3"><text:span text:style-name="T4"><text:s text:c="5"/>- Output: Test Cases, Bug Reports, Test Results.</text:span></text:p>
      <text:p text:style-name="P3"><text:span text:style-name="T4"><text:s text:c="5"/>- Importance: Ensures software quality and reliability before deployment.</text:span></text:p>
      <text:p text:style-name="P1"/>
      <text:p text:style-name="P3"><text:span text:style-name="T4">5. Deployment </text:span></text:p>
      <text:p text:style-name="P3"><text:span text:style-name="T4"><text:s text:c="5"/>- Release: Deliver the software to end-users.</text:span></text:p>
      <text:p text:style-name="P3"><text:span text:style-name="T4"><text:s text:c="5"/>- Output: Deployed Software, User Manuals.</text:span></text:p>
      <text:p text:style-name="P3"><text:span text:style-name="T4"><text:s text:c="5"/>- Importance: Makes the software available to users, completing the development cycle.</text:span></text:p>
      <text:p text:style-name="P1"/>
      <text:p text:style-name="P3"><text:span text:style-name="T4">- Requirements ↔ Design: Ensuring the design meets all specified requirements.</text:span></text:p>
      <text:p text:style-name="P3"><text:span text:style-name="T4">- Design ↔ Implementation: Development follows the design to avoid deviations.</text:span></text:p>
      <text:p text:style-name="P3"><text:span text:style-name="T4">- Implementation ↔ Testing: Continuous testing during implementation for early detection of issues.</text:span></text:p>
      <text:p text:style-name="P3"><text:span text:style-name="T4">- Testing ↔ Deployment: Final verification ensures that only high-quality, tested software is deployed.</text:span></text:p>
      <text:p text:style-name="P1"/>
      <text:p text:style-name="P3"><text:soft-page-break/><text:span text:style-name="T4">Visual Design Elements</text:span></text:p>
      <text:p text:style-name="P1"/>
      <text:p text:style-name="P3"><text:span text:style-name="T4">- Colors: Use a distinct color for each phase (e.g., blue for Requirements, green for Design, etc.).</text:span></text:p>
      <text:p text:style-name="P3"><text:span text:style-name="T4">- Icons: Use clear, representative icons for each phase to enhance visual appeal.</text:span></text:p>
      <text:p text:style-name="P3"><text:span text:style-name="T4">- Arrows: Use arrows to show the flow and interconnections between phases.</text:span></text:p>
      <text:p text:style-name="P3"><text:span text:style-name="T4">- Layout: <text:s/>Arrange phases in a linear or circular format to illustrate the cycle nature of SDLC.</text:span></text:p>
      <text:p text:style-name="P3"><text:span text:style-name="T4">- Text: Use concise bullet points for each phase to keep the infographic clear and readable.</text:span></text:p>
      <text:p text:style-name="P1"/>
      <text:p text:style-name="P1"/>
      <text:p text:style-name="P3"><text:span text:style-name="T4">This conceptual layout can be translated into a graphical design using tools like Canva, Adobe Illustrator, or any other infographic creation tool. The aim is to keep it visually engaging while providing essential information about each SDLC phase and their importan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7">Assignment 2: Develop a case study analyzing the implementation of SDLC phases in a real-world engineering project. Evaluate how Requirement Gathering, Design, Implementation, Testing, Deployment, and Maintenance contribute to project outcomes.<text:line-break/>has context menu</text:span></text:p>
      <text:p text:style-name="P6"><text:span text:style-name="T7"/></text:p>
      <text:p text:style-name="P3"><text:span text:style-name="T5">Assignment 2:</text:span></text:p>
      <text:p text:style-name="P2"/>
      <text:p text:style-name="P3"><text:span text:style-name="T4">Case Study: Implementation of SDLC Phases in the Development of an E-Commerce Platform</text:span></text:p>
      <text:p text:style-name="P1"/>
      <text:p text:style-name="P3"><text:span text:style-name="T4">Introduction:</text:span></text:p>
      <text:p text:style-name="P3"><text:span text:style-name="T4">The Software Development Life Cycle (SDLC) provides a structured approach for software development, ensuring systematic progress through various stages. This case study analyzes the implementation of SDLC phases in developing an e-commerce platform by Online Retail Solutions Ltd., focusing on how each phase contributes to the project’s success.</text:span></text:p>
      <text:p text:style-name="P1"/>
      <text:p text:style-name="P3"><text:span text:style-name="T4">Project Overview:</text:span></text:p>
      <text:p text:style-name="P3"><text:span text:style-name="T4">Online Retail Solutions Ltd. undertook the development of an e-commerce platform aimed at providing a seamless shopping experience for users. The platform needed to support a wide range of functionalities, including product listings, shopping cart, payment processing, order tracking, and customer support. The project involved multiple teams, including software developers, database administrators, UI/UX designers, and quality assurance testers.</text:span></text:p>
      <text:p text:style-name="P1"/>
      <text:p text:style-name="P3"><text:span text:style-name="T4">Phases of SDLC:</text:span></text:p>
      <text:p text:style-name="P1"/>
      <text:p text:style-name="P3"><text:span text:style-name="T4">1. Requirement Gathering and Analysis</text:span></text:p>
      <text:p text:style-name="P3"><text:span text:style-name="T4">Activities:</text:span></text:p>
      <text:p text:style-name="P3"><text:span text:style-name="T4">- Conducted stakeholder meetings, market research, and user interviews.</text:span></text:p>
      <text:p text:style-name="P3"><text:span text:style-name="T4">- Defined business requirements, functional requirements, and technical requirements.</text:span></text:p>
      <text:p text:style-name="P3"><text:span text:style-name="T4">- Created a comprehensive requirement specification document.</text:span></text:p>
      <text:p text:style-name="P1"/>
      <text:p text:style-name="P3"><text:span text:style-name="T4">Outcome:</text:span></text:p>
      <text:p text:style-name="P3"><text:span text:style-name="T4">- Detailed understanding of user needs and market demands.</text:span></text:p>
      <text:p text:style-name="P3"><text:span text:style-name="T4">- Identified key features such as user registration, product search, checkout process, payment integration, and order management.</text:span></text:p>
      <text:p text:style-name="P3"><text:span text:style-name="T4">- Established clear project objectives and scope.</text:span></text:p>
      <text:p text:style-name="P1"/>
      <text:p text:style-name="P3"><text:span text:style-name="T4">Challenges:</text:span></text:p>
      <text:p text:style-name="P3"><text:span text:style-name="T4">- Capturing diverse user requirements from different demographics.</text:span></text:p>
      <text:p text:style-name="P3"><text:span text:style-name="T4">- Balancing business goals with technical feasibility.</text:span></text:p>
      <text:p text:style-name="P1"/>
      <text:p text:style-name="P3"><text:span text:style-name="T4">2. System Design</text:span></text:p>
      <text:p text:style-name="P3"><text:span text:style-name="T4">Activities:</text:span></text:p>
      <text:p text:style-name="P3"><text:span text:style-name="T4">- Developed system architecture, including frontend, backend, and database design.</text:span></text:p>
      <text:p text:style-name="P3"><text:span text:style-name="T4">- Created detailed design documents for each component of the platform.</text:span></text:p>
      <text:p text:style-name="P3"><text:span text:style-name="T4">- Designed user interface mockups and user experience flows.</text:span></text:p>
      <text:p text:style-name="P3"><text:span text:style-name="T4">- Reviewed and refined designs based on stakeholder feedback.</text:span></text:p>
      <text:p text:style-name="P1"/>
      <text:p text:style-name="P3"><text:span text:style-name="T4">Outcome:</text:span></text:p>
      <text:p text:style-name="P3"><text:span text:style-name="T4">- Detailed blueprint of the platform's architecture and component interactions.</text:span></text:p>
      <text:p text:style-name="P3"><text:soft-page-break/><text:span text:style-name="T4">- Comprehensive UI/UX designs ensuring intuitive and efficient user interactions.</text:span></text:p>
      <text:p text:style-name="P3"><text:span text:style-name="T4">- Design documents that guided the implementation phase.</text:span></text:p>
      <text:p text:style-name="P1"/>
      <text:p text:style-name="P3"><text:span text:style-name="T4">Challenges:</text:span></text:p>
      <text:p text:style-name="P3"><text:span text:style-name="T4">- Ensuring scalability and performance of the platform to handle high traffic.</text:span></text:p>
      <text:p text:style-name="P3"><text:span text:style-name="T4">- Designing a secure and robust payment processing system.</text:span></text:p>
      <text:p text:style-name="P1"/>
      <text:p text:style-name="P1"/>
      <text:p text:style-name="P3"><text:span text:style-name="T4">3. Implementation (Coding)</text:span></text:p>
      <text:p text:style-name="P3"><text:span text:style-name="T4">Activities:</text:span></text:p>
      <text:p text:style-name="P3"><text:span text:style-name="T4">- Developed frontend and backend components based on design specifications.</text:span></text:p>
      <text:p text:style-name="P3"><text:span text:style-name="T4">- Integrated payment gateways and third-party services for shipping and customer support.</text:span></text:p>
      <text:p text:style-name="P3"><text:span text:style-name="T4">- Implemented database schemas and APIs for data management.</text:span></text:p>
      <text:p text:style-name="P3"><text:span text:style-name="T4">- Employed Agile methodology for iterative development and continuous feedback.</text:span></text:p>
      <text:p text:style-name="P1"/>
      <text:p text:style-name="P3"><text:span text:style-name="T4">Outcome:</text:span></text:p>
      <text:p text:style-name="P3"><text:span text:style-name="T4">- Functional e-commerce platform with core features and services.</text:span></text:p>
      <text:p text:style-name="P3"><text:span text:style-name="T4">- Seamless integration of various components, ensuring smooth operations.</text:span></text:p>
      <text:p text:style-name="P3"><text:span text:style-name="T4">- Incremental development allowed for regular testing and user feedback.</text:span></text:p>
      <text:p text:style-name="P1"/>
      <text:p text:style-name="P3"><text:span text:style-name="T4">Challenges:</text:span></text:p>
      <text:p text:style-name="P3"><text:span text:style-name="T4">- Coordinating among different development teams to ensure cohesive integration.</text:span></text:p>
      <text:p text:style-name="P3"><text:span text:style-name="T4">- Handling complex business logic for promotions, discounts, and inventory management.</text:span></text:p>
      <text:p text:style-name="P1"/>
      <text:p text:style-name="P3"><text:span text:style-name="T4">4. Testing</text:span></text:p>
      <text:p text:style-name="P3"><text:span text:style-name="T4">Activities:</text:span></text:p>
      <text:p text:style-name="P3"><text:span text:style-name="T4">- Conducted unit, integration, and system testing to identify and fix defects.</text:span></text:p>
      <text:p text:style-name="P3"><text:span text:style-name="T4">- Performed usability testing with a selected group of users.</text:span></text:p>
      <text:p text:style-name="P3"><text:span text:style-name="T4">- Implemented automated testing for continuous integration and deployment.</text:span></text:p>
      <text:p text:style-name="P1"/>
      <text:p text:style-name="P3"><text:span text:style-name="T4">Outcome:</text:span></text:p>
      <text:p text:style-name="P3"><text:span text:style-name="T4">- Identified and resolved critical bugs and performance issues.</text:span></text:p>
      <text:p text:style-name="P3"><text:span text:style-name="T4">- Ensured the platform met high-quality standards and user expectations.</text:span></text:p>
      <text:p text:style-name="P3"><text:span text:style-name="T4">- User feedback from usability testing led to improvements in navigation and functionality.</text:span></text:p>
      <text:p text:style-name="P1"/>
      <text:p text:style-name="P3"><text:span text:style-name="T4">Challenges:</text:span></text:p>
      <text:p text:style-name="P3"><text:span text:style-name="T4">- Simulating real-world conditions for comprehensive testing.</text:span></text:p>
      <text:p text:style-name="P3"><text:span text:style-name="T4">- Ensuring thorough testing coverage within project timelines.</text:span></text:p>
      <text:p text:style-name="P1"/>
      <text:p text:style-name="P3"><text:span text:style-name="T4">5. Deployment</text:span></text:p>
      <text:p text:style-name="P3"><text:span text:style-name="T4">Activities:</text:span></text:p>
      <text:p text:style-name="P3"><text:span text:style-name="T4">- Prepared a deployment plan and rollback strategy.</text:span></text:p>
      <text:p text:style-name="P3"><text:span text:style-name="T4">- Deployed the platform in a staging environment for final testing.</text:span></text:p>
      <text:p text:style-name="P3"><text:span text:style-name="T4">- Launched the platform in a production environment.</text:span></text:p>
      <text:p text:style-name="P3"><text:span text:style-name="T4">- Monitored system performance and user feedback post-deployment.</text:span></text:p>
      <text:p text:style-name="P1"/>
      <text:p text:style-name="P3"><text:span text:style-name="T4">Outcome:</text:span></text:p>
      <text:p text:style-name="P3"><text:span text:style-name="T4">- Successful launch of the e-commerce platform to a global user base.</text:span></text:p>
      <text:p text:style-name="P3"><text:span text:style-name="T4">- Collected data on system performance, user interactions, and sales metrics.</text:span></text:p>
      <text:p text:style-name="P3"><text:span text:style-name="T4">- Initial deployment allowed for real-time monitoring and quick resolution of issues.</text:span></text:p>
      <text:p text:style-name="P1"/>
      <text:p text:style-name="P3"><text:span text:style-name="T4">Challenges:</text:span></text:p>
      <text:p text:style-name="P3"><text:soft-page-break/><text:span text:style-name="T4">- Managing deployment risks and ensuring minimal downtime.</text:span></text:p>
      <text:p text:style-name="P3"><text:span text:style-name="T4">- Providing immediate user support to address post-launch issues.</text:span></text:p>
      <text:p text:style-name="P1"/>
      <text:p text:style-name="P3"><text:span text:style-name="T4">6. Maintenance:</text:span></text:p>
      <text:p text:style-name="P3"><text:span text:style-name="T4">Activities:</text:span></text:p>
      <text:p text:style-name="P3"><text:span text:style-name="T4">- Provided ongoing support, bug fixes, and security updates.</text:span></text:p>
      <text:p text:style-name="P3"><text:span text:style-name="T4">- Released regular updates and new features based on user feedback and market trends.</text:span></text:p>
      <text:p text:style-name="P3"><text:span text:style-name="T4">- Monitored system performance and optimized for speed and reliability.</text:span></text:p>
      <text:p text:style-name="P1"/>
      <text:p text:style-name="P3"><text:span text:style-name="T4">Outcome:</text:span></text:p>
      <text:p text:style-name="P3"><text:span text:style-name="T4">- Continuous improvement of the platform based on user needs and technological advancements.</text:span></text:p>
      <text:p text:style-name="P3"><text:span text:style-name="T4">- High system availability and performance ensured customer satisfaction.</text:span></text:p>
      <text:p text:style-name="P3"><text:span text:style-name="T4">- Proactive maintenance and updates kept the platform competitive and secure.</text:span></text:p>
      <text:p text:style-name="P1"/>
      <text:p text:style-name="P3"><text:span text:style-name="T4">Challenges:</text:span></text:p>
      <text:p text:style-name="P3"><text:span text:style-name="T4">- Balancing new feature development with system maintenance and optimization.</text:span></text:p>
      <text:p text:style-name="P3"><text:span text:style-name="T4">- Keeping up with emerging security threats and evolving industry standards.</text:span></text:p>
      <text:p text:style-name="P1"/>
      <text:p text:style-name="P3"><text:span text:style-name="T4">Conclusion:</text:span></text:p>
      <text:p text:style-name="P3"><text:span text:style-name="T4">The implementation of SDLC phases in the development of the e-commerce platform by Online Retail Solutions Ltd. demonstrates the effectiveness of a structured approach to software development. Each phase played a crucial role in ensuring the project's success, from thorough requirement gathering to proactive maintenance.</text:span></text:p>
      <text:p text:style-name="P1"/>
      <text:p text:style-name="P5"><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2T08:58:07.721000000</meta:creation-date>
    <dc:date>2024-06-12T09:02:37.583000000</dc:date>
    <meta:editing-duration>PT4M30S</meta:editing-duration>
    <meta:editing-cycles>1</meta:editing-cycles>
    <meta:document-statistic meta:table-count="0" meta:image-count="0" meta:object-count="0" meta:page-count="5" meta:paragraph-count="121" meta:word-count="1104" meta:character-count="8009" meta:non-whitespace-character-count="6940"/>
    <meta:generator>LibreOffice/7.5.5.2$Windows_X86_64 LibreOffice_project/ca8fe7424262805f223b9a2334bc7181abbcbf5e</meta:generator>
  </office:meta>
</office:document-meta>
</file>